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color="#161616" loext:opacity="100%" fo:font-family="Consolas" style:font-family-generic="roman" style:font-pitch="variable" fo:font-size="10.5pt" fo:background-color="#ffffff" loext:char-shading-value="0" style:font-size-asian="10.5pt" style:font-size-complex="10.5pt"/>
    </style:style>
    <style:style style:name="T5" style:family="text">
      <style:text-properties fo:color="#0101fd" loext:opacity="100%" fo:font-family="Consolas" style:font-family-generic="roman" style:font-pitch="variable" fo:font-size="10.5pt" fo:language="en" fo:country="US" fo:background-color="#ffffff" loext:char-shading-value="0" style:font-size-asian="10.5pt" style:font-size-complex="10.5pt"/>
    </style:style>
    <style:style style:name="T6" style:family="text">
      <style:text-properties fo:color="#161616" loext:opacity="100%" fo:font-family="Consolas" style:font-family-generic="roman" style:font-pitch="variable" fo:font-size="10.5pt" fo:language="en" fo:country="US" fo:background-color="#ffffff" loext:char-shading-value="0" style:font-size-asian="10.5pt" style:font-size-complex="10.5pt"/>
    </style:style>
    <style:style style:name="T7" style:family="text">
      <style:text-properties fo:color="#a31515" loext:opacity="100%" fo:font-family="Consolas" style:font-family-generic="roman" style:font-pitch="variable" fo:font-size="10.5pt" fo:language="en" fo:country="US" fo:background-color="#ffffff" loext:char-shading-value="0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№ 5<text:bookmark text:name="_GoBack"/></text:p>
      <text:p text:style-name="P1" loext:marker-style-name="T1"><text:span text:style-name="T1">Создание ролей и присвоение им прав на объекты БД</text:span><text:span text:style-name="T1"/></text:p>
      <text:p text:style-name="Standard" loext:marker-style-name="T1"><text:span text:style-name="T1">Задание 1.</text:span><text:span text:style-name="T1"/></text:p>
      <text:p text:style-name="Standard">Для БД, созданной в Лаб.раб. 1-2, создать 2 роли. </text:p>
      <text:p text:style-name="Standard">1-я роль должна иметь доступ к таблицам, хр. процедурам и др. объектам БД, требующийся для руководителя фирмы (зав. библиотекой, столовой, дет.садом, поликлиникой, ...) (т.е., ему д.б. разрешено просматривать конфиденциальную информацию, удалять, исправлять какие-то сведения, выполнять процедуры и функции). Некоторые права необходимо предоставить с возможностью дальнейшей передачи.</text:p>
      <text:p text:style-name="Standard">2-я роль должна иметь доступ, требующийся для простого сотрудника (просмотр не всей инф-ии, добавление, изменение, удаление – только того, что нужно для работы, выполнение ограниченного набора процедур и функции).</text:p>
      <text:p text:style-name="Standard">Включить 2-х пользователей, предварительно созданных для каждого студента администратором БД (<text:span text:style-name="T2">User</text:span>_&lt;ваш логин&gt;, <text:span text:style-name="T2">User</text:span>1_&lt;ваш логин&gt;, Пароль - 1234567), <text:s/>в эти роли и проверить, что права ролей выполняются для каждого пользователя (для этого под каждым пользователем подключиться к БД).</text:p>
      <text:p text:style-name="Standard" loext:marker-style-name="T2">Необходимо уметь предоставлять права на объекты любого типа, отзывать выданные права, давать полный запрет на выполнение некоторых действий. <text:span text:style-name="T2">(</text:span>через<text:span text:style-name="T2"> </text:span>команды<text:span text:style-name="T2"> T-SQL и </text:span>интерфейс<text:span text:style-name="T2"> SQL Server Management Studio (SSMS) )</text:span></text:p>
      <text:p text:style-name="Standard" loext:marker-style-name="T3"><text:span text:style-name="T1">Задание</text:span><text:span text:style-name="T3"> 2.</text:span></text:p>
      <text:p text:style-name="Standard" loext:marker-style-name="T4">Выполнить маскирование некоторых поле Ваших таблиц <text:s/>2-мя различными методами. <text:line-break/><text:span text:style-name="T2">1. </text:span><text:span text:style-name="hljs-keyword"><text:span text:style-name="T5">ALTER</text:span></text:span><text:span text:style-name="T6"> </text:span><text:span text:style-name="hljs-keyword"><text:span text:style-name="T5">COLUMN</text:span></text:span><text:span text:style-name="T6"> LastName </text:span><text:span text:style-name="hljs-keyword"><text:span text:style-name="T5">ADD</text:span></text:span><text:span text:style-name="T6"> MASKED </text:span><text:span text:style-name="hljs-keyword"><text:span text:style-name="T5">WITH</text:span></text:span><text:span text:style-name="T6"> (</text:span><text:span text:style-name="hljs-keyword"><text:span text:style-name="T5">FUNCTION</text:span></text:span><text:span text:style-name="T6"> = </text:span><text:span text:style-name="hljs-string"><text:span text:style-name="T7">'partial(2,"xxxx",0)'</text:span></text:span><text:span text:style-name="T6">)<text:line-break/>2.</text:span><text:span text:style-name="T2"> </text:span>Используя механизмы представлений, хранимых процедур и функций.</text:p>
      <text:p text:style-name="Standard">Члены 1 роли должны видеть оригинальные данные, члены 2 роли маскированные.</text:p>
      <text:p text:style-name="Standard">В качестве отчета по этой ЛР предоставить скрипт, выполняющий эти действия.</text:p>
      <text:p text:style-name="Standard"><text:s/>Работа сдается очно.</text:p>
      <text:p text:style-name="P2" loext:marker-style-name="T1"/>
      <text:p text:style-name="P2" loext:marker-style-name="T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ljs-keyword" style:family="text" style:parent-style-name="Default_20_Paragraph_20_Font"/>
    <style:style style:name="hljs-string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ataly_i</meta:initial-creator>
    <dc:creator>admin</dc:creator>
    <meta:editing-cycles>34</meta:editing-cycles>
    <meta:print-date>2014-11-06T11:41:00</meta:print-date>
    <meta:creation-date>2014-12-19T09:41:00</meta:creation-date>
    <dc:date>2025-11-08T09:37:00</dc:date>
    <meta:editing-duration>PT1H13M</meta:editing-duration>
    <meta:generator>LibreOffice/25.8.4.2$Linux_X86_64 LibreOffice_project/0366609b1de41a39e1896ae41e33c673f2a73802</meta:generator>
    <meta:document-statistic meta:table-count="0" meta:image-count="0" meta:object-count="0" meta:page-count="1" meta:paragraph-count="13" meta:word-count="217" meta:character-count="1618" meta:non-whitespace-character-count="1408"/>
    <meta:user-defined meta:name="AppVersion">16.0000</meta:user-defined>
    <meta:user-defined meta:name="Company">UIC of YSU</meta:user-defined>
    <meta:template xlink:type="simple" xlink:actuate="onRequest" xlink:title="Normal.dotm" xlink:href=""/>
  </office:meta>
</office:document-meta>
</file>